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23A4E39F8F.png" manifest:media-type="image/png"/>
  <manifest:file-entry manifest:full-path="Pictures/100000000000009B000000276AD0BF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Question1" style:family="table">
      <style:table-properties style:width="7.0208in" fo:margin-left="0.1708in" table:align="left"/>
    </style:style>
    <style:style style:name="Question1.A" style:family="table-column">
      <style:table-column-properties style:column-width="0.3542in"/>
    </style:style>
    <style:style style:name="Question1.B" style:family="table-column">
      <style:table-column-properties style:column-width="1.2188in"/>
    </style:style>
    <style:style style:name="Question1.C" style:family="table-column">
      <style:table-column-properties style:column-width="1.5729in"/>
    </style:style>
    <style:style style:name="Question1.D" style:family="table-column">
      <style:table-column-properties style:column-width="1.6042in"/>
    </style:style>
    <style:style style:name="Question1.E" style:family="table-column">
      <style:table-column-properties style:column-width="2.2708in"/>
    </style:style>
    <style:style style:name="Question1.A1" style:family="table-cell">
      <style:table-cell-properties fo:padding="0.0382in" fo:border-left="0.05pt solid #000000" fo:border-right="none" fo:border-top="0.05pt solid #000000" fo:border-bottom="0.05pt solid #000000"/>
    </style:style>
    <style:style style:name="Question1.E1" style:family="table-cell">
      <style:table-cell-properties fo:padding="0.0382in" fo:border="0.05pt solid #000000"/>
    </style:style>
    <style:style style:name="Question1.A2" style:family="table-cell">
      <style:table-cell-properties fo:padding="0.0382in" fo:border-left="0.05pt solid #000000" fo:border-right="none" fo:border-top="none" fo:border-bottom="0.05pt solid #000000"/>
    </style:style>
    <style:style style:name="Question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0208in" fo:margin-left="0.1708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1.2188in"/>
    </style:style>
    <style:style style:name="Table1.C" style:family="table-column">
      <style:table-column-properties style:column-width="1.5729in"/>
    </style:style>
    <style:style style:name="Table1.D" style:family="table-column">
      <style:table-column-properties style:column-width="1.6042in"/>
    </style:style>
    <style:style style:name="Table1.E" style:family="table-column">
      <style:table-column-properties style:column-width="2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/>
    </style:style>
    <style:style style:name="P7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1)</text:p>
      <table:table table:name="Question1" table:style-name="Question1">
        <table:table-column table:style-name="Question1.A"/>
        <table:table-column table:style-name="Question1.B"/>
        <table:table-column table:style-name="Question1.C"/>
        <table:table-column table:style-name="Question1.D"/>
        <table:table-column table:style-name="Question1.E"/>
        <table:table-row>
          <table:table-cell table:style-name="Question1.A1" office:value-type="string">
            <text:p text:style-name="P4">T</text:p>
          </table:table-cell>
          <table:table-cell table:style-name="Question1.A1" office:value-type="string">
            <text:p text:style-name="P4">Sender state</text:p>
          </table:table-cell>
          <table:table-cell table:style-name="Question1.A1" office:value-type="string">
            <text:p text:style-name="P4">Receiver state</text:p>
          </table:table-cell>
          <table:table-cell table:style-name="Question1.A1" office:value-type="string">
            <text:p text:style-name="P4">Packet type sent</text:p>
          </table:table-cell>
          <table:table-cell table:style-name="Question1.E1" office:value-type="string">
            <text:p text:style-name="P4">Seq # or ACK # sent</text:p>
          </table:table-cell>
        </table:table-row>
        <table:table-row>
          <table:table-cell table:style-name="Question1.A2" office:value-type="string">
            <text:p text:style-name="P4">0</text:p>
          </table:table-cell>
          <table:table-cell table:style-name="Question1.A2" office:value-type="string">
            <text:p text:style-name="P3">Wait ACK0 </text:p>
          </table:table-cell>
          <table:table-cell table:style-name="Question1.A2" office:value-type="string">
            <text:p text:style-name="P3">Wait0 from below </text:p>
          </table:table-cell>
          <table:table-cell table:style-name="Question1.A2" office:value-type="string">
            <text:p text:style-name="P4">data</text:p>
          </table:table-cell>
          <table:table-cell table:style-name="Question1.E2" office:value-type="string">
            <text:p text:style-name="P4">0</text:p>
          </table:table-cell>
        </table:table-row>
        <table:table-row>
          <table:table-cell table:style-name="Question1.A2" office:value-type="string">
            <text:p text:style-name="P4">1</text:p>
          </table:table-cell>
          <table:table-cell table:style-name="Question1.A2" office:value-type="string">
            <text:p text:style-name="P3">Wait ACK0 </text:p>
          </table:table-cell>
          <table:table-cell table:style-name="Question1.A2" office:value-type="string">
            <text:p text:style-name="P3">Wait1 from below </text:p>
          </table:table-cell>
          <table:table-cell table:style-name="Question1.A2" office:value-type="string">
            <text:p text:style-name="P4">ACK</text:p>
          </table:table-cell>
          <table:table-cell table:style-name="Question1.E2" office:value-type="string">
            <text:p text:style-name="P4">0</text:p>
          </table:table-cell>
        </table:table-row>
        <table:table-row>
          <table:table-cell table:style-name="Question1.A2" office:value-type="string">
            <text:p text:style-name="P4">2</text:p>
          </table:table-cell>
          <table:table-cell table:style-name="Question1.A2" office:value-type="string">
            <text:p text:style-name="P3">Wait ACK1 </text:p>
          </table:table-cell>
          <table:table-cell table:style-name="Question1.A2" office:value-type="string">
            <text:p text:style-name="P3">Wait1 from below </text:p>
          </table:table-cell>
          <table:table-cell table:style-name="Question1.A2" office:value-type="string">
            <text:p text:style-name="P4">data</text:p>
          </table:table-cell>
          <table:table-cell table:style-name="Question1.E2" office:value-type="string">
            <text:p text:style-name="P4">1</text:p>
          </table:table-cell>
        </table:table-row>
        <table:table-row>
          <table:table-cell table:style-name="Question1.A2" office:value-type="string">
            <text:p text:style-name="P4">3</text:p>
          </table:table-cell>
          <table:table-cell table:style-name="Question1.A2" office:value-type="string">
            <text:p text:style-name="P3">Wait ACK1 </text:p>
          </table:table-cell>
          <table:table-cell table:style-name="Question1.A2" office:value-type="string">
            <text:p text:style-name="P3">Wait1 from below </text:p>
          </table:table-cell>
          <table:table-cell table:style-name="Question1.A2" office:value-type="string">
            <text:p text:style-name="P4">ACK</text:p>
          </table:table-cell>
          <table:table-cell table:style-name="Question1.E2" office:value-type="string">
            <text:p text:style-name="P4">0</text:p>
          </table:table-cell>
        </table:table-row>
        <table:table-row>
          <table:table-cell table:style-name="Question1.A2" office:value-type="string">
            <text:p text:style-name="P4">4</text:p>
          </table:table-cell>
          <table:table-cell table:style-name="Question1.A2" office:value-type="string">
            <text:p text:style-name="P3">Wait ACK1 </text:p>
          </table:table-cell>
          <table:table-cell table:style-name="Question1.A2" office:value-type="string">
            <text:p text:style-name="P3">Wait1 from below </text:p>
          </table:table-cell>
          <table:table-cell table:style-name="Question1.A2" office:value-type="string">
            <text:p text:style-name="P4">data</text:p>
          </table:table-cell>
          <table:table-cell table:style-name="Question1.E2" office:value-type="string">
            <text:p text:style-name="P4">1</text:p>
          </table:table-cell>
        </table:table-row>
        <table:table-row>
          <table:table-cell table:style-name="Question1.A2" office:value-type="string">
            <text:p text:style-name="P4">5</text:p>
          </table:table-cell>
          <table:table-cell table:style-name="Question1.A2" office:value-type="string">
            <text:p text:style-name="P3">Wait ACK1 </text:p>
          </table:table-cell>
          <table:table-cell table:style-name="Question1.A2" office:value-type="string">
            <text:p text:style-name="P3">Wait1 from below </text:p>
          </table:table-cell>
          <table:table-cell table:style-name="Question1.A2" office:value-type="string">
            <text:p text:style-name="P4">ACK</text:p>
          </table:table-cell>
          <table:table-cell table:style-name="Question1.E2" office:value-type="string">
            <text:p text:style-name="P4">0</text:p>
          </table:table-cell>
        </table:table-row>
        <table:table-row>
          <table:table-cell table:style-name="Question1.A2" office:value-type="string">
            <text:p text:style-name="P4">6</text:p>
          </table:table-cell>
          <table:table-cell table:style-name="Question1.A2" office:value-type="string">
            <text:p text:style-name="P3">Wait ACK1 </text:p>
          </table:table-cell>
          <table:table-cell table:style-name="Question1.A2" office:value-type="string">
            <text:p text:style-name="P3">Wait1 from below </text:p>
          </table:table-cell>
          <table:table-cell table:style-name="Question1.A2" office:value-type="string">
            <text:p text:style-name="P4">data</text:p>
          </table:table-cell>
          <table:table-cell table:style-name="Question1.E2" office:value-type="string">
            <text:p text:style-name="P4">1</text:p>
          </table:table-cell>
        </table:table-row>
      </table:table>
      <text:p text:style-name="P1"/>
      <text:p text:style-name="P1"><text:tab/>It was passed up one time @ T= 1.</text:p>
      <text:p text:style-name="P1"/>
      <text:p text:style-name="P1">2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T</text:p>
          </table:table-cell>
          <table:table-cell table:style-name="Table1.A1" office:value-type="string">
            <text:p text:style-name="P4">Sender state</text:p>
          </table:table-cell>
          <table:table-cell table:style-name="Table1.A1" office:value-type="string">
            <text:p text:style-name="P4">Receiver state</text:p>
          </table:table-cell>
          <table:table-cell table:style-name="Table1.A1" office:value-type="string">
            <text:p text:style-name="P4">Packet type sent</text:p>
          </table:table-cell>
          <table:table-cell table:style-name="Table1.E1" office:value-type="string">
            <text:p text:style-name="P4">Seq # or ACK # sent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<text:s/>Wait ACK0</text:p>
          </table:table-cell>
          <table:table-cell table:style-name="Table1.A2" office:value-type="string">
            <text:p text:style-name="P3"><text:s/>Wait0 from below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3">Wait ACK0 </text:p>
          </table:table-cell>
          <table:table-cell table:style-name="Table1.A2" office:value-type="string">
            <text:p text:style-name="P3">Wait0 from below </text:p>
          </table:table-cell>
          <table:table-cell table:style-name="Table1.A2" office:value-type="string">
            <text:p text:style-name="P4">ACK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3"><text:s/>Wait ACK0</text:p>
          </table:table-cell>
          <table:table-cell table:style-name="Table1.A2" office:value-type="string">
            <text:p text:style-name="P3">Wait0 from below 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3"><text:s/>Wait ACK0</text:p>
          </table:table-cell>
          <table:table-cell table:style-name="Table1.A2" office:value-type="string">
            <text:p text:style-name="P3">Wait0 from below </text:p>
          </table:table-cell>
          <table:table-cell table:style-name="Table1.A2" office:value-type="string">
            <text:p text:style-name="P4">ACK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3"><text:s/>Wait ACK0</text:p>
          </table:table-cell>
          <table:table-cell table:style-name="Table1.A2" office:value-type="string">
            <text:p text:style-name="P3">Wait0 from below 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3"><text:s/>Wait ACK0</text:p>
          </table:table-cell>
          <table:table-cell table:style-name="Table1.A2" office:value-type="string">
            <text:p text:style-name="P3">Wait0 from below </text:p>
          </table:table-cell>
          <table:table-cell table:style-name="Table1.A2" office:value-type="string">
            <text:p text:style-name="P4">ACK</text:p>
          </table:table-cell>
          <table:table-cell table:style-name="Table1.E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3"><text:s/>Wait ACK0</text:p>
          </table:table-cell>
          <table:table-cell table:style-name="Table1.A2" office:value-type="string">
            <text:p text:style-name="P3">Wait0 from below 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4">0</text:p>
          </table:table-cell>
        </table:table-row>
      </table:table>
      <text:p text:style-name="Standard"/>
      <text:p text:style-name="Standard"><text:tab/>None were passed up.</text:p>
      <text:p text:style-name="Standard"/>
      <text:p text:style-name="Standard"><draw:frame draw:style-name="fr1" draw:name="graphics1" text:anchor-type="paragraph" svg:x="1.4799in" svg:y="0.1335in" svg:width="1.6118in" svg:height="0.4047in" draw:z-index="0"><draw:image xlink:href="Pictures/100000000000009B000000276AD0BF5C.png" xlink:type="simple" xlink:show="embed" xlink:actuate="onLoad"/></draw:frame>3)</text:p>
      <text:p text:style-name="Standard"><text:tab/></text:p>
      <text:p text:style-name="Standard"/>
      <text:p text:style-name="Standard"><text:tab/>Adds To:<text:tab/>11000001 00011010</text:p>
      <text:p text:style-name="Standard"><text:tab/>Ones Comp:<text:tab/><text:span text:style-name="T1">00111110 11100101 (Checksum)</text:span></text:p>
      <text:p text:style-name="P5"/>
      <text:p text:style-name="P5"><draw:frame draw:style-name="fr1" draw:name="graphics2" text:anchor-type="paragraph" svg:x="1.4638in" svg:y="0.1709in" svg:width="1.6638in" svg:height="0.3634in" draw:z-index="1"><draw:image xlink:href="Pictures/10000000000000A000000023A4E39F8F.png" xlink:type="simple" xlink:show="embed" xlink:actuate="onLoad"/></draw:frame>4)</text:p>
      <text:p text:style-name="P5"/>
      <text:p text:style-name="P5"><text:tab/></text:p>
      <text:p text:style-name="P5"><text:tab/>Adds To:<text:tab/>1 00010001 01010111</text:p>
      <text:p text:style-name="P5"><text:tab/>Carry:<text:tab/><text:tab/> <text:s text:c="2"/>00010001 01011000</text:p>
      <text:p text:style-name="P5"><text:tab/>Ones Comp:<text:tab/> <text:s text:c="2"/><text:span text:style-name="T1">11101110 10100111 (Checksum)</text:span></text:p>
      <text:p text:style-name="P5"><text:span text:style-name="T1"/></text:p>
      <text:p text:style-name="P5"><text:soft-page-break/>5)</text:p>
      <text:p text:style-name="P5"><text:tab/>TCP is in slow start from 1-4, 8-11, 28-32</text:p>
      <text:p text:style-name="P5"><text:tab/>Congestion Avoidance 4-7, 11-27, 32-35, 37-40</text:p>
      <text:p text:style-name="P5"><text:tab/>Fast Recovery 36</text:p>
      <text:p text:style-name="P5"/>
      <text:p text:style-name="P5"><text:tab/>The <text:s/>first packet is lost at 8, and 28 due to timeout, and 36 due to triple duplicate ACKs.</text:p>
      <text:p text:style-name="P5"/>
      <text:p text:style-name="P5"><text:tab/>SSTHRESH changes at 7 to around 5, 27 to around 12.5, and once again at 35 to 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3:54:36</meta:creation-date>
    <meta:editing-duration>PT1H35M27S</meta:editing-duration>
    <meta:editing-cycles>6</meta:editing-cycles>
    <meta:generator>LibreOffice/3.5$Linux_X86_64 LibreOffice_project/350m1$Build-2</meta:generator>
    <dc:date>2012-11-08T15:32:52</dc:date>
    <dc:creator>Braden Licastro</dc:creator>
    <meta:document-statistic meta:table-count="2" meta:image-count="2" meta:object-count="0" meta:page-count="2" meta:paragraph-count="100" meta:word-count="236" meta:character-count="1101" meta:non-whitespace-character-count="913"/>
  </office:meta>
</office:document-meta>
</file>